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831fa" officeooo:paragraph-rsid="001831fa"/>
    </style:style>
    <style:style style:name="P2" style:family="paragraph" style:parent-style-name="Text_20_body">
      <style:text-properties officeooo:paragraph-rsid="001831fa"/>
    </style:style>
    <style:style style:name="P3" style:family="paragraph" style:parent-style-name="Text_20_body">
      <style:text-properties officeooo:rsid="0019159a" officeooo:paragraph-rsid="0019159a"/>
    </style:style>
    <style:style style:name="P4" style:family="paragraph" style:parent-style-name="Text_20_body">
      <style:text-properties officeooo:rsid="0019159a" officeooo:paragraph-rsid="002030d3"/>
    </style:style>
    <style:style style:name="P5" style:family="paragraph" style:parent-style-name="Title">
      <style:text-properties fo:font-size="22pt" officeooo:rsid="00164300" officeooo:paragraph-rsid="00164300" style:font-size-asian="19.25pt" style:font-size-complex="22pt"/>
    </style:style>
    <style:style style:name="T1" style:family="text">
      <style:text-properties officeooo:rsid="001a773e"/>
    </style:style>
    <style:style style:name="T2" style:family="text">
      <style:text-properties officeooo:rsid="001be146"/>
    </style:style>
    <style:style style:name="T3" style:family="text">
      <style:text-properties officeooo:rsid="001d7533"/>
    </style:style>
    <style:style style:name="T4" style:family="text">
      <style:text-properties officeooo:rsid="002030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ateiformate</text:p>
      <text:h text:style-name="P1" text:outline-level="1">Türschließungen</text:h>
      <text:p text:style-name="P3">Name der Datei:<text:tab/><text:span text:style-name="T1">Zugang.dat</text:span></text:p>
      <text:p text:style-name="P3">Speicherort: <text:tab/><text:tab/><text:span text:style-name="T1">&lt;Applikationsdaten&gt;/logs/</text:span></text:p>
      <text:p text:style-name="P3">Lebenszyklus:<text:tab/><text:tab/><text:span text:style-name="T1">wöchentliche Archivierung unter logs/archive/Zugang&lt;Jahr&gt;&lt;Woche&gt;.dat, <text:tab/><text:tab/><text:tab/>danach löschen und neu anlegen</text:span></text:p>
      <text:p text:style-name="P3"><text:tab/><text:tab/><text:tab/><text:span text:style-name="T2">Backup vor dem Schreibzugriff: Zugang.bac</text:span></text:p>
      <text:p text:style-name="P4">Format:<text:tab/><text:tab/><text:span text:style-name="T4">ASCII-Datei, pro Schließvorgang eine Zeile, beendet mit Zeilenumbruch</text:span></text:p>
      <text:p text:style-name="P4"><text:span text:style-name="T3"><text:tab/><text:tab/><text:tab/>yyyymmtt hhmmss transponderID tuerID auf/zu</text:span></text:p>
      <text:p text:style-name="P3"><text:tab/><text:tab/><text:tab/><text:span text:style-name="T3">transponderID: 12-stellige unsigned Integer</text:span></text:p>
      <text:p text:style-name="P3"><text:tab/><text:tab/><text:tab/><text:span text:style-name="T3">tuerID: 6-stellige unsigned Integer</text:span></text:p>
      <text:p text:style-name="P3"><text:tab/><text:tab/><text:tab/><text:span text:style-name="T3">auf/zu: 1-stellige unsigned Integer (bit), 1 auf, 0 zu</text:span></text:p>
      <text:h text:style-name="P1" text:outline-level="1">Systemfehler</text:h>
      <text:p text:style-name="P2">...</text:p>
      <text:h text:style-name="Heading_20_1" text:outline-level="1">….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0:55:43.089000000</meta:creation-date>
    <meta:generator>LibreOffice/6.3.2.2$Windows_X86_64 LibreOffice_project/98b30e735bda24bc04ab42594c85f7fd8be07b9c</meta:generator>
    <dc:date>2020-04-02T11:06:14.452000000</dc:date>
    <meta:editing-duration>PT10M28S</meta:editing-duration>
    <meta:editing-cycles>10</meta:editing-cycles>
    <meta:document-statistic meta:table-count="0" meta:image-count="0" meta:object-count="0" meta:page-count="1" meta:paragraph-count="14" meta:word-count="60" meta:character-count="540" meta:non-whitespace-character-count="475"/>
  </office:meta>
</office:document-meta>
</file>